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Arial" fo:font-size="9pt" style:font-size-asian="9pt" style:font-size-complex="9pt"/>
    </style:style>
    <style:style style:name="P2" style:family="paragraph" style:parent-style-name="Preformatted_20_Text">
      <style:text-properties style:font-name="Arial" fo:font-size="11pt" style:font-size-asian="11pt" style:font-size-complex="11pt"/>
    </style:style>
    <style:style style:name="P3" style:family="paragraph" style:parent-style-name="Preformatted_20_Text">
      <style:text-properties style:font-name="Arial" fo:font-size="8pt" style:font-size-asian="8pt" style:font-size-complex="8pt"/>
    </style:style>
    <style:style style:name="P4" style:family="paragraph" style:parent-style-name="Preformatted_20_Text">
      <style:text-properties style:font-name="Arial" fo:font-size="8pt" style:font-name-asian="Courier New" style:font-size-asian="8pt" style:font-name-complex="Courier New" style:font-size-complex="8pt"/>
    </style:style>
    <style:style style:name="P5" style:family="paragraph" style:parent-style-name="Heading_20_2">
      <style:text-properties style:font-name="Arial" fo:font-size="11pt" style:font-size-asian="11pt" style:font-size-complex="11pt"/>
    </style:style>
    <style:style style:name="P6" style:family="paragraph" style:parent-style-name="Preformatted_20_Text" style:list-style-name="L1">
      <style:paragraph-properties fo:margin-top="0cm" fo:margin-bottom="0.499cm" style:contextual-spacing="false"/>
      <style:text-properties style:font-name="Arial" fo:font-size="8pt" style:font-size-asian="8pt" style:font-size-complex="8pt"/>
    </style:style>
    <style:style style:name="P7" style:family="paragraph" style:parent-style-name="Preformatted_20_Text" style:list-style-name="L1">
      <style:text-properties style:font-name="Arial" fo:font-size="8pt" style:font-size-asian="8pt" style:font-size-complex="8pt"/>
    </style:style>
    <style:style style:name="P8" style:family="paragraph" style:parent-style-name="Text_20_body" style:list-style-name="L1">
      <style:text-properties style:font-name="Arial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 text:is-list-header="true">BOLETÍN 29</text:h>
      <text:p text:style-name="P1">Dado el siguiente documento XML, escribe las expresiones XPath que devuelvan la respuesta deseada.</text:p>
      <text:p text:style-name="P2"><text:bookmark-start text:name="__DdeLink__114_1985481309"/><text:s text:c="5"/><text:bookmark-start text:name="__DdeLink__273_1985481309"/><text:s/><text:span text:style-name="T1">&lt;?xml version="1.0" encoding="UTF-8"?&gt;</text:span></text:p>
      <text:p text:style-name="P3"><text:s text:c="10"/><text:bookmark-start text:name="__DdeLink__275_1985481309"/>&lt;centro&gt;</text:p>
      <text:p text:style-name="P3"><text:s text:c="11"/>&lt;nombre&gt;CPR DANIEL CASTELAO&lt;/nombre&gt;</text:p>
      <text:p text:style-name="P3"><text:s text:c="11"/>&lt;web&gt;http://www.danielcastelao.org&lt;/web&gt;</text:p>
      <text:p text:style-name="P3"><text:s text:c="10"/>&lt;ciclos&gt;</text:p>
      <text:p text:style-name="P3"><text:s text:c="16"/>&lt;ciclo id="ASIR"&gt;</text:p>
      <text:p text:style-name="P3"><text:s text:c="18"/>&lt;nombre&gt;Administración de Sistemas Informáticos en Rede&lt;/nombre&gt;</text:p>
      <text:p text:style-name="P3"><text:s text:c="18"/>&lt;grado&gt;Superior&lt;/grado&gt;</text:p>
      <text:p text:style-name="P3"><text:s text:c="18"/>&lt;decretoTitulo año="2009" /&gt;</text:p>
      <text:p text:style-name="P3"><text:s text:c="16"/>&lt;/ciclo&gt;</text:p>
      <text:p text:style-name="P3"><text:s text:c="16"/>&lt;ciclo id="DAM"&gt;</text:p>
      <text:p text:style-name="P3"><text:s text:c="17"/>&lt;nombre&gt;Desenvolvemento de Aplicacions Multiplataforma&lt;/nombre&gt;</text:p>
      <text:p text:style-name="P3"><text:s text:c="17"/>&lt;grado&gt;Superior&lt;/grado&gt;</text:p>
      <text:p text:style-name="P3"><text:s text:c="16"/>&lt;decretoTitulo año="2010" /&gt;</text:p>
      <text:p text:style-name="P3"><text:s text:c="15"/>&lt;/ciclo&gt;</text:p>
      <text:p text:style-name="P3"><text:s text:c="15"/>&lt;ciclo id="SMR"&gt;</text:p>
      <text:p text:style-name="P3"><text:s text:c="15"/>&lt;nombre&gt;Sistemas Microinformáticos e Redes&lt;/nombre&gt;</text:p>
      <text:p text:style-name="P3"><text:s text:c="14"/>&lt;grado&gt;Medio&lt;/grado&gt;</text:p>
      <text:p text:style-name="P3"><text:s text:c="13"/>&lt;decretoTitulo año="2008" /&gt;</text:p>
      <text:p text:style-name="P3"><text:s text:c="12"/>&lt;/ciclo&gt;</text:p>
      <text:p text:style-name="P3"><text:s text:c="10"/>&lt;/ciclos&gt;</text:p>
      <text:p text:style-name="P4"><text:s text:c="8"/>&lt;/centro&gt;<text:bookmark-end text:name="__DdeLink__114_1985481309"/><text:bookmark-end text:name="__DdeLink__273_1985481309"/><text:bookmark-end text:name="__DdeLink__275_1985481309"/></text:p>
      <text:p text:style-name="P4"/>
      <text:list xml:id="list4076026192" text:style-name="L1">
        <text:list-item>
          <text:p text:style-name="P8">Nombre del Instituto:</text:p>
          <text:p text:style-name="P6">&lt;nombre&gt;CPR DANIEL CASTELAO&lt;/nombre&gt;</text:p>
        </text:list-item>
        <text:list-item>
          <text:p text:style-name="P8">Página web del Instituto</text:p>
          <text:p text:style-name="P6">http://www.danielcastelao.org</text:p>
        </text:list-item>
        <text:list-item>
          <text:p text:style-name="P8">Nombre de los Ciclos Formativos:</text:p>
          <text:p text:style-name="P7">Administración de Sistemas Informáticos en Rede</text:p>
          <text:p text:style-name="P7">Desenvolvemento <text:s/>de Aplicacións Multiplataforma</text:p>
          <text:p text:style-name="P6">Sistemas Microinformáticos e Redes</text:p>
        </text:list-item>
        <text:list-item>
          <text:p text:style-name="P8">Siglas por las que se conocen los Ciclos Formativos:</text:p>
          <text:p text:style-name="P7"><text:s/>id="ASIR"</text:p>
          <text:p text:style-name="P7"><text:s/>id="DAM"</text:p>
          <text:p text:style-name="P6"><text:s/>id="SMR"</text:p>
        </text:list-item>
        <text:list-item>
          <text:p text:style-name="P8">Años en los que se publicaron los decretos de título de los Ciclos Formativos:</text:p>
          <text:p text:style-name="P7"><text:s/>año="2009"</text:p>
          <text:p text:style-name="P7"><text:s/>año="2010"</text:p>
          <text:p text:style-name="P6"><text:s/>año="2008"</text:p>
        </text:list-item>
        <text:list-item>
          <text:p text:style-name="P8">Ciclos Formativos de Grado Medio (se trata de obtener el elemento &lt;ciclo&gt; completo):</text:p>
          <text:p text:style-name="P7"><text:s/>&lt;ciclo id="SMR"&gt;</text:p>
          <text:p text:style-name="P7"><text:s text:c="2"/>&lt;nombre&gt;Sistemas Microinformáticos y Redes&lt;/nombre&gt;</text:p>
          <text:p text:style-name="P7"><text:s text:c="2"/>&lt;grado&gt;Medio&lt;/grado&gt;</text:p>
          <text:p text:style-name="P7"><text:s text:c="2"/>&lt;decretoTitulo año="2008"/&gt;</text:p>
          <text:p text:style-name="P6">&lt;/ciclo&gt;</text:p>
        </text:list-item>
        <text:list-item>
          <text:p text:style-name="P8">Nombre de los Ciclos Formativos de Grado Superior:</text:p>
          <text:p text:style-name="P7">&lt;nombre&gt;Administración de Sistemas Informáticos en Rede&lt;/nombre&gt;</text:p>
          <text:p text:style-name="P6">&lt;nombre&gt;Desenvolvemento de Aplicacións Multiplataforma&lt;/nombre&gt;</text:p>
        </text:list-item>
        <text:list-item>
          <text:p text:style-name="P8">Nombre de los Ciclos Formativos anteriores a 2010:</text:p>
          <text:p text:style-name="P7">Administración de Sistemas Informáticos en Red</text:p>
          <text:p text:style-name="P6">Sistemas Microinformáticos y Redes</text:p>
        </text:list-item>
        <text:list-item>
          <text:p text:style-name="P8">Nombre de los Ciclos Formativos de 2008 o 2010:</text:p>
          <text:p text:style-name="P7">Desenvolvemento de Aplicacións Multiplataforma</text:p>
          <text:p text:style-name="P6">Sistemas Microinformáticos e Red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2-04-01T23:38:41</meta:creation-date>
    <dc:date>2023-04-24T10:20:01.104916455</dc:date>
    <meta:printed-by>e e</meta:printed-by>
    <meta:print-date>2012-04-10T17:37:32</meta:print-date>
    <dc:language>es-ES</dc:language>
    <meta:editing-cycles>7</meta:editing-cycles>
    <meta:editing-duration>PT7H7M49S</meta:editing-duration>
    <meta:document-statistic meta:table-count="0" meta:image-count="0" meta:object-count="0" meta:page-count="1" meta:paragraph-count="55" meta:word-count="206" meta:character-count="2085" meta:non-whitespace-character-count="1627"/>
    <meta:user-defined meta:name="Info 1"/>
    <meta:user-defined meta:name="Info 2"/>
    <meta:user-defined meta:name="Info 3"/>
    <meta:user-defined meta:name="Info 4"/>
  </office:meta>
</office:document-meta>
</file>